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1pt" officeooo:rsid="0013f7fe" officeooo:paragraph-rsid="0013f7fe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1pt" officeooo:rsid="0013f7fe" officeooo:paragraph-rsid="0013f7fe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1pt" officeooo:rsid="00142a0e" officeooo:paragraph-rsid="00142a0e" style:font-size-asian="11pt" style:font-size-complex="11pt"/>
    </style:style>
    <style:style style:name="P4" style:family="paragraph" style:parent-style-name="Standard">
      <style:paragraph-properties fo:line-height="150%" fo:text-align="start" style:justify-single-word="false"/>
      <style:text-properties style:font-name="Verdana" fo:font-size="11pt" fo:font-weight="bold" officeooo:rsid="0013f7fe" officeooo:paragraph-rsid="0013f7fe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officeooo:rsid="0013f7fe" officeooo:paragraph-rsid="0013f7fe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style:font-name="Verdana" fo:font-size="11pt" officeooo:rsid="0013f7fe" officeooo:paragraph-rsid="001c5632" style:font-size-asian="11pt" style:font-size-complex="11pt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style:font-name="Verdana" fo:font-size="11pt" officeooo:rsid="00142a0e" officeooo:paragraph-rsid="00162b93" style:font-size-asian="11pt" style:font-size-complex="11pt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style:font-name="Verdana" fo:font-size="11pt" officeooo:rsid="001c5632" officeooo:paragraph-rsid="001c5632" style:font-size-asian="11pt" style:font-size-complex="11pt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style:font-name="Verdana" fo:font-size="11pt" officeooo:rsid="001f4db1" officeooo:paragraph-rsid="001f4db1" style:font-size-asian="11pt" style:font-size-complex="11pt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style:font-name="Verdana" fo:font-size="11pt" fo:font-style="italic" officeooo:rsid="0013f7fe" officeooo:paragraph-rsid="001c5632" style:font-size-asian="11pt" style:font-style-asian="italic" style:font-size-complex="11pt" style:font-style-complex="italic"/>
    </style:style>
    <style:style style:name="T1" style:family="text">
      <style:text-properties officeooo:rsid="001c563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f7fe" style:font-style-asian="italic" style:font-style-complex="italic"/>
    </style:style>
    <style:style style:name="T4" style:family="text">
      <style:text-properties officeooo:rsid="001f4d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formation Retrieval <text:s/>- Programming Task 1</text:p>
      <text:p text:style-name="P1"/>
      <text:p text:style-name="P1"/>
      <text:p text:style-name="P4"><text:span text:style-name="T1">Instructions</text:span>:</text:p>
      <text:list xml:id="list1769860157169748274" text:style-name="L1">
        <text:list-item>
          <text:p text:style-name="P6">Copy the <text:span text:style-name="T1">JAR</text:span> file <text:span text:style-name="T1">into a folder, in that folder all the index files will be created</text:span></text:p>
        </text:list-item>
        <text:list-item>
          <text:p text:style-name="P7"><text:span text:style-name="T1">The program only works with files with the extension </text:span>.<text:span text:style-name="T1">TXT</text:span> <text:span text:style-name="T1">or </text:span>.<text:span text:style-name="T1">HTML</text:span></text:p>
        </text:list-item>
        <text:list-item>
          <text:p text:style-name="P9">For HTML files it also looks for &lt;time datetime=””&gt; and &lt;summary&gt; tags and saves their content for searching with a search query</text:p>
        </text:list-item>
        <text:list-item>
          <text:p text:style-name="P8">Run the program from the Console like so:</text:p>
          <text:list>
            <text:list-item>
              <text:p text:style-name="P10">java -jar IR_P01.jar [path to your document folder]</text:p>
            </text:list-item>
            <text:list-item>
              <text:p text:style-name="P8">e.g. <text:span text:style-name="T2">“</text:span><text:span text:style-name="T3">java -jar IR_P01.jar </text:span><text:span text:style-name="T2">c:\files\documents</text:span><text:span text:style-name="T3">”</text:span></text:p>
            </text:list-item>
          </text:list>
        </text:list-item>
        <text:list-item>
          <text:p text:style-name="P8">After doing so the program lists all the documents which were indexed from the specified folder</text:p>
        </text:list-item>
        <text:list-item>
          <text:p text:style-name="P8">From the console the User may then search for a query term in the documents</text:p>
        </text:list-item>
        <text:list-item>
          <text:p text:style-name="P8">If any results have been found they will be printed out into the console with the rank, path, relevance score, last modification time, title (only html), summary (only html)</text:p>
        </text:list-item>
        <text:list-item>
          <text:p text:style-name="P8">To quit the program input as a query <text:span text:style-name="T4">the string </text:span>“yx”</text:p>
        </text:list-item>
        <text:list-item>
          <text:p text:style-name="P9">Queries with a space at the beginning will return a swift error and the user may then proceed with another query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4:58:26.780443975</meta:creation-date>
    <dc:date>2016-11-30T23:24:21.529000000</dc:date>
    <meta:editing-duration>PT44M38S</meta:editing-duration>
    <meta:editing-cycles>7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13" meta:word-count="182" meta:character-count="989" meta:non-whitespace-character-count="830"/>
  </office:meta>
</office:document-meta>
</file>